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66cc00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3399ff"/>
      <style:text-properties fo:font-style="italic" style:font-style-asian="italic" style:font-style-complex="italic"/>
    </style:style>
    <style:style style:name="ce6" style:family="table-cell" style:parent-style-name="Default" style:data-style-name="N99"/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3399ff"/>
      <style:text-properties style:use-window-font-color="true"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Implant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Primarch's Curse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Special Ability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Talent Prerequisite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haracteristic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Implant Talent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1" office:value-type="string" calcext:value-type="string">
            <text:p>Chapter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5"/>
          <table:table-cell table:style-name="ce1" office:value-type="string" calcext:value-type="string">
            <text:p>Skill Prerequisite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mpla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 Ability Talent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pecial Abi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Solo Mode Abi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kill Maste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scriptor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Implant Trait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office:value-type="string" calcext:value-type="string">
            <text:p>Attack Pattern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mpla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efensive Stance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 Ability Trait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12" office:value-type="string" calcext:value-type="string">
            <text:p>Skill Group Prerequisite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rai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Primarch's Curse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pecial Abi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Prerequisit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2" office:value-type="string" calcext:value-type="string">
            <text:p>Trai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Group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kill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Squad Mode Ability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Chapter Characteristic Bonu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kill Advances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Characteristic Prerequisite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8" office:value-type="string" calcext:value-type="string">
            <text:p>Characteristic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odex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Bonu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10" office:value-type="string" calcext:value-type="string">
            <text:p>Skill FID</text:p>
          </table:table-cell>
          <table:table-cell table:style-name="ce10"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haracteristic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istic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table:style-name="ce7" office:value-type="string" calcext:value-type="string">
            <text:p>NOT NULL</text:p>
          </table:table-cell>
          <table:table-cell table:number-columns-repeated="5"/>
          <table:table-cell table:style-name="ce10" office:value-type="string" calcext:value-type="string">
            <text:p>Skill Maste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ustain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Chapter Skill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10"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ime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0" office:value-type="string" calcext:value-type="string">
            <text:p>Ran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Talent Adv. Talent Prerequisites</text:p>
          </table:table-cell>
          <table:table-cell table:style-name="ce3"/>
          <table:table-cell table:style-name="ce13"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kill Descriptor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5"/>
          <table:table-cell table:style-name="ce2"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Talent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olo Mode Ability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Skill Maste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Chapter Skill Advance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2" office:value-type="string" calcext:value-type="string">
            <text:p>Talent Prerequisit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to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Skill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Chapter Talent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Talent Adv. Skill Prerequisite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alent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Codex</text:p>
          </table:table-cell>
          <table:table-cell table:style-name="ce6"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Talent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ity Skill Advance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2" office:value-type="string" calcext:value-type="string">
            <text:p>Skill Prerequisit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Skill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" office:value-type="string" calcext:value-type="string">
            <text:p>Defect Chapter Implant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2"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Talent Adv. Characteristic Prerequisite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rait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Range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Talent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mpla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1" office:value-type="string" calcext:value-type="string">
            <text:p>Space Marine / Deathwatch Skill Advances</text:p>
          </table:table-cell>
          <table:table-cell/>
          <table:table-cell table:style-name="ce5" office:value-type="string" calcext:value-type="string">
            <text:p>con</text:p>
          </table:table-cell>
          <table:table-cell/>
          <table:table-cell table:style-name="ce2" office:value-type="string" calcext:value-type="string">
            <text:p>Characteristic Prerequisit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Skill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Radiu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Restriction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2" office:value-type="string" calcext:value-type="string">
            <text:p>SM / DW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kill Adv. Talent Prerequisites</text:p>
          </table:table-cell>
          <table:table-cell table:style-name="ce3"/>
          <table:table-cell table:style-name="ce13"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alent Trait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9" office:value-type="string" calcext:value-type="string">
            <text:p>Chapter FID</text:p>
          </table:table-cell>
          <table:table-cell table:style-name="ce7" office:value-type="string" calcext:value-type="string">
            <text:p>FID</text:p>
          </table:table-cell>
          <table:table-cell table:style-name="ce7"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Skill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cal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NOT NULL</text:p>
          </table:table-cell>
          <table:table-cell/>
          <table:table-cell table:style-name="ce9" office:value-type="string" calcext:value-type="string">
            <text:p>Speciality FID</text:p>
          </table:table-cell>
          <table:table-cell table:style-name="ce7" office:value-type="string" calcext:value-type="string">
            <text:p>FID</text:p>
          </table:table-cell>
          <table:table-cell table:style-name="ce7"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Talent Advances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2" office:value-type="string" calcext:value-type="string">
            <text:p>Talent Prerequisit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rai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9"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Psychic Power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Speciality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kill Adv. Skill Prerequisite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Prerequisit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ime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1" office:value-type="string" calcext:value-type="string">
            <text:p>Chapter Talent Advance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1" office:value-type="string" calcext:value-type="string">
            <text:p>Skill Adv. Characteristic Prerequisite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kill Group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office:value-type="string" calcext:value-type="string">
            <text:p>oppos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ity Skill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2" office:value-type="string" calcext:value-type="string">
            <text:p>Talent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ID Skill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0" office:value-type="string" calcext:value-type="string">
            <text:p>Chapter FID</text:p>
          </table:table-cell>
          <table:table-cell table:style-name="ce10" office:value-type="string" calcext:value-type="string">
            <text:p>FID</text:p>
          </table:table-cell>
          <table:table-cell table:style-name="ce10"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Characteristic Prerequisit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ID Group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PR Multiplie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sustain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1" office:value-type="string" calcext:value-type="string">
            <text:p>Speciality Talent Advance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alent Group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5"/>
          <table:table-cell table:style-name="ce1" office:value-type="string" calcext:value-type="string">
            <text:p>Speciality Restriction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2" office:value-type="string" calcext:value-type="string">
            <text:p>Talent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ID Talent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Chapter Power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2" office:value-type="string" calcext:value-type="string">
            <text:p>Speciality FID (advanced)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11"/>
        </table:table-row>
        <table:table-row table:style-name="ro1">
          <table:table-cell table:style-name="ce2" office:value-type="string" calcext:value-type="string">
            <text:p>FID Group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Psychic Pow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11" office:value-type="string" calcext:value-type="string">
            <text:p>Space Marine / Deathwatch Talent Advances</text:p>
          </table:table-cell>
          <table:table-cell/>
          <table:table-cell table:style-name="ce5" office:value-type="string" calcext:value-type="string">
            <text:p>con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rait Group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9"/>
          <table:table-cell table:style-name="ce2" office:value-type="string" calcext:value-type="string">
            <text:p>Talent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ID Trait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9"/>
          <table:table-cell table:style-name="ce2" office:value-type="string" calcext:value-type="string">
            <text:p>SM / DW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ID Group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18"/>
        </table:table-row>
        <table:table-row table:style-name="ro1" table:number-rows-repeated="24">
          <table:table-cell table:number-columns-repeated="21"/>
        </table:table-row>
        <table:table-row table:style-name="ro1">
          <table:table-cell table:number-columns-repeated="20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22:07:32.942260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2:31:42.067324105</meta:creation-date>
    <dc:date>2015-11-10T22:38:30.864545056</dc:date>
    <meta:editing-duration>PT6H24M57S</meta:editing-duration>
    <meta:editing-cycles>165</meta:editing-cycles>
    <meta:generator>LibreOffice/4.2.8.2$Linux_X86_64 LibreOffice_project/420m0$Build-2</meta:generator>
    <meta:document-statistic meta:table-count="1" meta:cell-count="510" meta:object-count="0"/>
  </office:meta>
</office:document-meta>
</file>